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e45" officeooo:paragraph-rsid="000f1e45"/>
    </style:style>
    <style:style style:name="P2" style:family="paragraph" style:parent-style-name="Standard">
      <style:text-properties fo:font-weight="bold" officeooo:rsid="000f1e45" officeooo:paragraph-rsid="000f1e45" style:font-weight-asian="bold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f1e45" officeooo:paragraph-rsid="000f1e45" style:font-weight-asian="bold" style:font-weight-complex="bold"/>
    </style:style>
    <style:style style:name="P4" style:family="paragraph" style:parent-style-name="Standard">
      <style:text-properties officeooo:rsid="000f1e45" officeooo:paragraph-rsid="000f1e45"/>
    </style:style>
    <style:style style:name="P5" style:family="paragraph" style:parent-style-name="Standard">
      <style:text-properties officeooo:rsid="0010f3a6" officeooo:paragraph-rsid="0010f3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Hibernate Syllabus for PPT Creation</text:p>
      <text:p text:style-name="P2"/>
      <text:p text:style-name="P3"/>
      <text:p text:style-name="P2"/>
      <text:p text:style-name="P2"/>
      <text:p text:style-name="P2">Basics of Hibernate </text:p>
      <text:p text:style-name="P1"/>
      <text:p text:style-name="P1">Hibernate Introduction</text:p>
      <text:p text:style-name="P1">Hibernate Architecture</text:p>
      <text:p text:style-name="P1">Understanding First Hibernate application </text:p>
      <text:p text:style-name="P1"/>
      <text:p text:style-name="P2">Hibernate Application </text:p>
      <text:p text:style-name="P1"/>
      <text:p text:style-name="P1">Hibernate with annotation</text:p>
      <text:p text:style-name="P1">Hibernate Web application</text:p>
      <text:p text:style-name="P1">Hibernate Generator classes</text:p>
      <text:p text:style-name="P1">Hibernate Dialects </text:p>
      <text:p text:style-name="P1"/>
      <text:p text:style-name="P2">Hibernate Logging </text:p>
      <text:p text:style-name="P2"/>
      <text:p text:style-name="P1">Hibernate with Log4j 1</text:p>
      <text:p text:style-name="P1">Hibernate with Log4j 2 </text:p>
      <text:p text:style-name="P1"/>
      <text:p text:style-name="P2">Inheritance Mapping</text:p>
      <text:p text:style-name="P1"/>
      <text:p text:style-name="P1">Table Per Hierarchy</text:p>
      <text:p text:style-name="P1">Table Per Hierarchy using Annotation</text:p>
      <text:p text:style-name="P1">Table Per Concrete</text:p>
      <text:p text:style-name="P1">Table Per Concreteusing Annotation</text:p>
      <text:p text:style-name="P1">Table Per Subclass</text:p>
      <text:p text:style-name="P1">Table Per Subclass using Annotation </text:p>
      <text:p text:style-name="P1"/>
      <text:p text:style-name="P1"/>
      <text:p text:style-name="P2">Collection Mapping</text:p>
      <text:p text:style-name="P1"/>
      <text:p text:style-name="P1">Mapping List</text:p>
      <text:p text:style-name="P1">One-to-many by List using XML</text:p>
      <text:p text:style-name="P1">Many to Many by List using XML</text:p>
      <text:p text:style-name="P1">One To Many by List using Annotation</text:p>
      <text:p text:style-name="P1">Mapping Bag</text:p>
      <text:p text:style-name="P1">One-to-many by Bag</text:p>
      <text:p text:style-name="P1">Mapping Set</text:p>
      <text:p text:style-name="P1">One-to-many by Set</text:p>
      <text:p text:style-name="P1">Mapping Map</text:p>
      <text:p text:style-name="P1">Many-to-many by Map</text:p>
      <text:p text:style-name="P1">Bidirectional</text:p>
      <text:p text:style-name="P1">Lazy Collection </text:p>
      <text:p text:style-name="P1"/>
      <text:p text:style-name="P2">HQL</text:p>
      <text:p text:style-name="P1"><text:soft-page-break/></text:p>
      <text:p text:style-name="P2">Transaction</text:p>
      <text:p text:style-name="P1"/>
      <text:p text:style-name="P2">Hibernate Cache</text:p>
      <text:p text:style-name="P1"/>
      <text:p text:style-name="P1">First level cache</text:p>
      <text:p text:style-name="P1">Second Level Cache</text:p>
      <text:p text:style-name="P1"/>
      <text:p text:style-name="P1"/>
      <text:p text:style-name="P2">Integration</text:p>
      <text:p text:style-name="P1"/>
      <text:p text:style-name="P1">Hibernate and Struts</text:p>
      <text:p text:style-name="P1">Hibernate and Spring</text:p>
      <text:p text:style-name="P1"/>
      <text:p text:style-name="P1"/>
      <text:p text:style-name="P1"/>
      <text:p text:style-name="P5">Note: The Syllabus are created by following certain order. Please follow the same order to create PPT. You are free to add more topic.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7:42:38.761260261</meta:creation-date>
    <dc:date>2014-10-09T17:50:35.188449073</dc:date>
    <meta:editing-duration>P0D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2" meta:paragraph-count="42" meta:word-count="146" meta:character-count="993" meta:non-whitespace-character-count="881"/>
  </office:meta>
</office:document-meta>
</file>